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4.603cm" fo:margin-left="-0.191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2.748cm"/>
    </style:style>
    <style:style style:name="Table1.C" style:family="table-column">
      <style:table-column-properties style:column-width="6.249cm"/>
    </style:style>
    <style:style style:name="Table1.D" style:family="table-column">
      <style:table-column-properties style:column-width="6.251cm"/>
    </style:style>
    <style:style style:name="Table1.E" style:family="table-column">
      <style:table-column-properties style:column-width="5.86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" style:family="table-cell">
      <style:table-cell-properties fo:padding-left="0.191cm" fo:padding-right="0.191cm" fo:padding-top="0cm" fo:padding-bottom="0cm" fo:border="0.5pt solid #000000" style:writing-mode="lr-tb"/>
    </style:style>
    <style:style style:name="Table1.E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.D5" style:family="table-cell">
      <style:table-cell-properties fo:padding-left="0.191cm" fo:padding-right="0.191cm" fo:padding-top="0cm" fo:padding-bottom="0cm" fo:border="0.5pt solid #000000" style:writing-mode="lr-tb"/>
    </style:style>
    <style:style style:name="Table1.E5" style:family="table-cell">
      <style:table-cell-properties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fo:padding-left="0.191cm" fo:padding-right="0.191cm" fo:padding-top="0cm" fo:padding-bottom="0cm" fo:border="0.5pt solid #000000" style:writing-mode="lr-tb"/>
    </style:style>
    <style:style style:name="Table1.D7" style:family="table-cell">
      <style:table-cell-properties fo:padding-left="0.191cm" fo:padding-right="0.191cm" fo:padding-top="0cm" fo:padding-bottom="0cm" fo:border="0.5pt solid #000000" style:writing-mode="lr-tb"/>
    </style:style>
    <style:style style:name="Table1.E7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5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font-weight="bold" officeooo:paragraph-rsid="00106983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 style:list-style-name="L1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font-weight="normal" officeooo:rsid="0011f73d" officeooo:paragraph-rsid="0011f73d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 style:list-style-name="L1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font-weight="normal" officeooo:rsid="0012deac" officeooo:paragraph-rsid="0012deac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2" style:family="text">
      <style:text-properties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background-color="#ffff00"/>
    </style:style>
    <style:style style:name="T3" style:family="text">
      <style:text-properties fo:font-size="11pt" fo:language="en" fo:country="GB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T4" style:family="text">
      <style:text-properties fo:font-size="11pt" fo:language="en" fo:country="GB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fo:background-color="#ffff00"/>
    </style:style>
    <style:style style:name="T5" style:family="text"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6" style:family="text">
      <style:text-properties style:font-name="Calibri" fo:background-color="#ffff00" loext:char-shading-value="0" style:font-name-asian="Calibri1" style:font-name-complex="F"/>
    </style:style>
    <style:style style:name="T7" style:family="text">
      <style:text-properties fo:background-color="#ffff00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background-color="#ffff0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Task 1a – The Proposal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1" loext:marker-style-name="T5"><text:span text:style-name="T1">Assessment Focus</text:span><text:span text:style-name="T5"/></text:p>
          </table:table-cell>
          <table:table-cell table:style-name="Table1.A1" office:value-type="string">
            <text:p text:style-name="P2" loext:marker-style-name="T5"><text:span text:style-name="T1">Band 0</text:span><text:span text:style-name="T5"/></text:p>
          </table:table-cell>
          <table:table-cell table:style-name="Table1.A1" office:value-type="string">
            <text:p text:style-name="P2" loext:marker-style-name="T5"><text:span text:style-name="T1">Band 1</text:span><text:span text:style-name="T5"/></text:p>
          </table:table-cell>
          <table:table-cell table:style-name="Table1.A1" office:value-type="string">
            <text:p text:style-name="P2" loext:marker-style-name="T5"><text:span text:style-name="T1">Band 2</text:span><text:span text:style-name="T5"/></text:p>
          </table:table-cell>
          <table:table-cell table:style-name="Table1.A1" office:value-type="string">
            <text:p text:style-name="P2" loext:marker-style-name="T5"><text:span text:style-name="T1">Band 3</text:span><text:span text:style-name="T5"/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2" loext:marker-style-name="T5"><text:span text:style-name="T1">0</text:span><text:span text:style-name="T5"/></text:p>
          </table:table-cell>
          <table:table-cell table:style-name="Table1.A1" office:value-type="string">
            <text:p text:style-name="P2" loext:marker-style-name="T5"><text:span text:style-name="T1">1-3</text:span><text:span text:style-name="T5"/></text:p>
          </table:table-cell>
          <table:table-cell table:style-name="Table1.A1" office:value-type="string">
            <text:p text:style-name="P2" loext:marker-style-name="T5"><text:span text:style-name="T1">4-6</text:span><text:span text:style-name="T5"/></text:p>
          </table:table-cell>
          <table:table-cell table:style-name="Table1.A1" office:value-type="string">
            <text:p text:style-name="P2" loext:marker-style-name="T5"><text:span text:style-name="T1">7-9</text:span><text:span text:style-name="T5"/></text:p>
          </table:table-cell>
        </table:table-row>
        <table:table-row table:style-name="Table1.1">
          <table:table-cell table:style-name="Table1.A3" office:value-type="string">
            <text:p text:style-name="P1" loext:marker-style-name="T5"><text:span text:style-name="T1">Decomposing the problem</text:span><text:span text:style-name="T5"/></text:p>
          </table:table-cell>
          <table:table-cell table:style-name="Table1.B3" table:number-rows-spanned="5" office:value-type="string">
            <text:p text:style-name="P1" loext:marker-style-name="T5"><text:span text:style-name="T1">No rewardable</text:span><text:span text:style-name="T5"/></text:p>
            <text:p text:style-name="P1" loext:marker-style-name="T5"><text:span text:style-name="T1">material</text:span><text:span text:style-name="T5"/></text:p>
          </table:table-cell>
          <table:table-cell table:style-name="Table1.C3" office:value-type="string">
            <text:p text:style-name="P1" loext:marker-style-name="T5"><text:span text:style-name="T1">The proposal:</text:span><text:span text:style-name="T5"/></text:p>
            <text:p text:style-name="P1" loext:marker-style-name="T5"><text:span text:style-name="T1">• identifies </text:span><text:span text:style-name="T3">some</text:span><text:span text:style-name="T1"> of the problems to be solved</text:span></text:p>
            <text:p text:style-name="P1" loext:marker-style-name="T5"><text:span text:style-name="T1">• Effectively decomposes </text:span><text:span text:style-name="T3">some</text:span><text:span text:style-name="T1"> of the problems identified The proposed solution would effectively: • meet </text:span><text:span text:style-name="T3">some</text:span><text:span text:style-name="T1"> of the needs of the client and users</text:span></text:p>
            <text:p text:style-name="P1" loext:marker-style-name="T5"><text:span text:style-name="T1">• mitigating </text:span><text:span text:style-name="T3">some</text:span><text:span text:style-name="T1"> of the potential risks</text:span></text:p>
            <text:p text:style-name="P1" loext:marker-style-name="T5"><text:span text:style-name="T1">• addressing </text:span><text:span text:style-name="T3">some </text:span><text:span text:style-name="T1">of the relevant regulatory guidelines and legal requirements, in relation to software development and the industry.</text:span></text:p>
          </table:table-cell>
          <table:table-cell table:style-name="Table1.D3" office:value-type="string">
            <text:p text:style-name="P1" loext:marker-style-name="T7"><text:span text:style-name="T2">The proposal:</text:span><text:span text:style-name="T2"/></text:p>
            <text:p text:style-name="P1" loext:marker-style-name="T7"><text:span text:style-name="T2">• Identifies </text:span><text:span text:style-name="T4">most </text:span><text:span text:style-name="T2">of the problems to be solved</text:span></text:p>
            <text:p text:style-name="P1" loext:marker-style-name="T7"><text:span text:style-name="T2">• Effectively decomposes </text:span><text:span text:style-name="T4">most </text:span><text:span text:style-name="T2">of the problems identified</text:span></text:p>
            <text:p text:style-name="P1" loext:marker-style-name="T7"><text:span text:style-name="T2">The proposed solution would effectively:</text:span><text:span text:style-name="T2"/></text:p>
            <text:p text:style-name="P1" loext:marker-style-name="T7"><text:span text:style-name="T2">• meet </text:span><text:span text:style-name="T4">most</text:span><text:span text:style-name="T2"> of the needs of the client and users</text:span></text:p>
            <text:p text:style-name="P1" loext:marker-style-name="T7"><text:span text:style-name="T2">• mitigate </text:span><text:span text:style-name="T4">most</text:span><text:span text:style-name="T2"> of the potential risks</text:span></text:p>
            <text:p text:style-name="P1" loext:marker-style-name="T7"><text:span text:style-name="T2">• address </text:span><text:span text:style-name="T4">most</text:span><text:span text:style-name="T2"> of the relevant regulatory guidelines and legal requirements, in relation to software development and the industry</text:span></text:p>
          </table:table-cell>
          <table:table-cell table:style-name="Table1.E3" office:value-type="string">
            <text:p text:style-name="P1" loext:marker-style-name="T5"><text:span text:style-name="T1">The proposal:</text:span><text:span text:style-name="T5"/></text:p>
            <text:p text:style-name="P1" loext:marker-style-name="T5"><text:span text:style-name="T1">• Fully identifies the problems to be solved</text:span><text:span text:style-name="T5"/></text:p>
            <text:p text:style-name="P1" loext:marker-style-name="T5"><text:span text:style-name="T1">• Effectively decomposes the problems identified</text:span><text:span text:style-name="T5"/></text:p>
            <text:p text:style-name="P1" loext:marker-style-name="T5"><text:span text:style-name="T1">The proposed solution would effectively:</text:span><text:span text:style-name="T5"/></text:p>
            <text:p text:style-name="P1" loext:marker-style-name="T5"><text:span text:style-name="T1">• meet the full needs of the client and users</text:span><text:span text:style-name="T5"/></text:p>
            <text:p text:style-name="P1" loext:marker-style-name="T5"><text:span text:style-name="T1">• mitigate the potential risks</text:span><text:span text:style-name="T5"/></text:p>
            <text:p text:style-name="P1" loext:marker-style-name="T5"><text:span text:style-name="T1">• address relevant regulatory guidelines and legal requirements, in relation to software development and the industry.</text:span><text:span text:style-name="T5"/></text:p>
          </table:table-cell>
        </table:table-row>
        <table:table-row table:style-name="Table1.1">
          <table:table-cell table:style-name="Table1.A1" office:value-type="string">
            <text:p text:style-name="P3" loext:marker-style-name="T5"/>
          </table:table-cell>
          <table:covered-table-cell table:style-name="Table1.A1"/>
          <table:table-cell table:style-name="Table1.A1" office:value-type="string">
            <text:p text:style-name="P2" loext:marker-style-name="T5"><text:span text:style-name="T1">1-3</text:span><text:span text:style-name="T5"/></text:p>
          </table:table-cell>
          <table:table-cell table:style-name="Table1.A1" office:value-type="string">
            <text:p text:style-name="P2" loext:marker-style-name="T5"><text:span text:style-name="T1">4-6</text:span><text:span text:style-name="T5"/></text:p>
          </table:table-cell>
          <table:table-cell table:style-name="Table1.A1" office:value-type="string">
            <text:p text:style-name="P2" loext:marker-style-name="T5"><text:span text:style-name="T1">7-9</text:span><text:span text:style-name="T5"/></text:p>
          </table:table-cell>
        </table:table-row>
        <table:table-row table:style-name="Table1.1">
          <table:table-cell table:style-name="Table1.A5" office:value-type="string">
            <text:p text:style-name="P1" loext:marker-style-name="T5"><text:span text:style-name="T1">Appreciation of wider issues in the context</text:span><text:span text:style-name="T5"/></text:p>
          </table:table-cell>
          <table:covered-table-cell table:style-name="Table1.B5"/>
          <table:table-cell table:style-name="Table1.C5" office:value-type="string">
            <text:p text:style-name="P1" loext:marker-style-name="T5"><text:span text:style-name="T1">The proposal provides </text:span><text:span text:style-name="T3">limited </text:span><text:span text:style-name="T1">lines of reasoning that </text:span><text:span text:style-name="T3">partially</text:span><text:span text:style-name="T1"> justify how:</text:span></text:p>
            <text:p text:style-name="P1" loext:marker-style-name="T5"><text:span text:style-name="T1">• the recommended solution meets the needs of the client and users</text:span><text:span text:style-name="T5"/></text:p>
            <text:p text:style-name="P1" loext:marker-style-name="T5"><text:span text:style-name="T1">• potential risks will be </text:span><text:soft-page-break/><text:span text:style-name="T1">mitigated</text:span><text:span text:style-name="T5"/></text:p>
            <text:p text:style-name="P1" loext:marker-style-name="T5"><text:span text:style-name="T1">• the proposed solution will address relevant regulatory guidelines and legal requirements, in relation to software development and the industry.</text:span><text:span text:style-name="T5"/></text:p>
          </table:table-cell>
          <table:table-cell table:style-name="Table1.D5" office:value-type="string">
            <text:p text:style-name="P1" loext:marker-style-name="T7"><text:span text:style-name="T2">The proposal provides </text:span><text:span text:style-name="T4">good </text:span><text:span text:style-name="T2">lines of reasoning that </text:span><text:span text:style-name="T4">mostly</text:span><text:span text:style-name="T2"> justify how:</text:span></text:p>
            <text:p text:style-name="P1" loext:marker-style-name="T7"><text:span text:style-name="T2">• the recommended solution meets the needs of the client and users</text:span><text:span text:style-name="T2"/></text:p>
            <text:p text:style-name="P1" loext:marker-style-name="T7"><text:span text:style-name="T2">• potential risks will be </text:span><text:soft-page-break/><text:span text:style-name="T2">mitigated</text:span><text:span text:style-name="T2"/></text:p>
            <text:p text:style-name="P1" loext:marker-style-name="T7"><text:span text:style-name="T2">• the proposed solution will address relevant regulatory guidelines and legal requirements, in relation to software development and the industry</text:span><text:span text:style-name="T2"/></text:p>
          </table:table-cell>
          <table:table-cell table:style-name="Table1.E5" office:value-type="string">
            <text:p text:style-name="P1" loext:marker-style-name="T5"><text:span text:style-name="T1">The proposal provides </text:span><text:span text:style-name="T3">comprehensive</text:span><text:span text:style-name="T1"> lines of reasoning that </text:span><text:span text:style-name="T3">fully</text:span><text:span text:style-name="T1"> justify how the:</text:span></text:p>
            <text:p text:style-name="P1" loext:marker-style-name="T5"><text:span text:style-name="T1">• the recommended solution meets the needs of the client and users</text:span><text:span text:style-name="T5"/></text:p>
            <text:p text:style-name="P1" loext:marker-style-name="T5"><text:soft-page-break/><text:span text:style-name="T1">• potential risks will be mitigated • the proposed solution will address relevant regulatory guidelines and legal requirements, in relation to software development and the industry</text:span><text:span text:style-name="T5"/></text:p>
          </table:table-cell>
        </table:table-row>
        <table:table-row table:style-name="Table1.1">
          <table:table-cell table:style-name="Table1.A1" office:value-type="string">
            <text:p text:style-name="P3" loext:marker-style-name="T5"/>
          </table:table-cell>
          <table:covered-table-cell table:style-name="Table1.A1"/>
          <table:table-cell table:style-name="Table1.A1" office:value-type="string">
            <text:p text:style-name="P2" loext:marker-style-name="T5"><text:span text:style-name="T1">1-2</text:span><text:span text:style-name="T5"/></text:p>
          </table:table-cell>
          <table:table-cell table:style-name="Table1.A1" office:value-type="string">
            <text:p text:style-name="P2" loext:marker-style-name="T5"><text:span text:style-name="T1">3-4</text:span><text:span text:style-name="T5"/></text:p>
          </table:table-cell>
          <table:table-cell table:style-name="Table1.A1" office:value-type="string">
            <text:p text:style-name="P2" loext:marker-style-name="T5"><text:span text:style-name="T1">5-6</text:span><text:span text:style-name="T5"/></text:p>
          </table:table-cell>
        </table:table-row>
        <table:table-row table:style-name="Table1.1">
          <table:table-cell table:style-name="Table1.A7" office:value-type="string">
            <text:p text:style-name="P1" loext:marker-style-name="T5"><text:span text:style-name="T1">Appreciation of the business context</text:span><text:span text:style-name="T5"/></text:p>
          </table:table-cell>
          <table:covered-table-cell table:style-name="Table1.B7"/>
          <table:table-cell table:style-name="Table1.C7" office:value-type="string">
            <text:p text:style-name="P1" loext:marker-style-name="T5"><text:span text:style-name="T1">The proposal provides basic definitions of:</text:span><text:span text:style-name="T5"/></text:p>
            <text:p text:style-name="P1" loext:marker-style-name="T5"><text:span text:style-name="T1">• functional and non-functional requirements</text:span><text:span text:style-name="T5"/></text:p>
            <text:p text:style-name="P1" loext:marker-style-name="T5"><text:span text:style-name="T1">• key performance indicators</text:span><text:span text:style-name="T5"/></text:p>
            <text:p text:style-name="P1" loext:marker-style-name="T5"><text:span text:style-name="T1">• user acceptance criteria</text:span><text:span text:style-name="T5"/></text:p>
          </table:table-cell>
          <table:table-cell table:style-name="Table1.D7" office:value-type="string">
            <text:p text:style-name="P1" loext:marker-style-name="T7"><text:span text:style-name="T2">The proposal provides good definitions of:</text:span><text:span text:style-name="T2"/></text:p>
            <text:p text:style-name="P1" loext:marker-style-name="T7"><text:span text:style-name="T2">• functional and non-functional requirements</text:span><text:span text:style-name="T2"/></text:p>
            <text:p text:style-name="P1" loext:marker-style-name="T7"><text:span text:style-name="T2">• key performance indicators</text:span><text:span text:style-name="T2"/></text:p>
            <text:p text:style-name="P1" loext:marker-style-name="T5"><text:span text:style-name="T2">• user acceptance criteria</text:span><text:span text:style-name="T10"/></text:p>
          </table:table-cell>
          <table:table-cell table:style-name="Table1.E7" office:value-type="string">
            <text:p text:style-name="P1" loext:marker-style-name="T5"><text:span text:style-name="T1">The proposal provides comprehensive and perceptive definitions of:</text:span><text:span text:style-name="T5"/></text:p>
            <text:p text:style-name="P1" loext:marker-style-name="T5"><text:span text:style-name="T1">• functional and non-functional requirements</text:span><text:span text:style-name="T5"/></text:p>
            <text:p text:style-name="P1" loext:marker-style-name="T5"><text:span text:style-name="T1">• key performance indicators</text:span><text:span text:style-name="T5"/></text:p>
            <text:p text:style-name="P1" loext:marker-style-name="T5"><text:span text:style-name="T1">• user acceptance criteria.</text:span><text:span text:style-name="T5"/></text:p>
          </table:table-cell>
        </table:table-row>
      </table:table>
      <text:p text:style-name="Standard"/>
      <text:p text:style-name="Standard"/>
      <text:p text:style-name="Standard">Marks: 14<text:bookmark text:name="_GoBack"/></text:p>
      <text:p text:style-name="Standard">Good level of decomposition along with identifying majority of the problems</text:p>
      <text:p text:style-name="Standard"/>
      <text:p text:style-name="Standard">Some information provided about current practice/emerging tech in your document, with examples being mobile devices consideration. However, there is not <text:span text:style-name="T8">specific section covering emerging technologies</text:span> in greater detail.</text:p>
      <text:p text:style-name="Standard"><text:span text:style-name="T6">Regulations and Legislation</text:span> section addresses some of the requirements. Make sure to <text:span text:style-name="T9">expand on it</text:span> for the future in detail and also to <text:span text:style-name="T8">cover the context of the industries</text:span>.</text:p>
      <text:p text:style-name="Standard"><text:soft-page-break/>Your KPIs can be improved as you did not <text:span text:style-name="T8">give exact measurable targets to show progress</text:span>.</text:p>
      <text:p text:style-name="Standard">Make sure to provide information about the <text:span text:style-name="T8">educational visits in more detail</text:span> next time.</text:p>
      <text:p text:style-name="P4">Make sure risks also <text:span text:style-name="T8">include potential attacks and how to mitigate them</text:span> (you have included some of the mitigation in other areas but not the actual risks) such as Man in the middle attacks, or SQL Injection.</text:p>
      <text:p text:style-name="P4"/>
      <text:p text:style-name="P5">To do next time:</text:p>
      <text:list text:style-name="L1">
        <text:list-item>
          <text:p text:style-name="P6">Talk about emerging technologies and how they relate (AI/ML, IoT)</text:p>
        </text:list-item>
        <text:list-item>
          <text:p text:style-name="P6">Talk more about regulations (payment processing, GDPR)</text:p>
        </text:list-item>
        <text:list-item>
          <text:p text:style-name="P6">Include potential attacks in risks section (man in the middle, SQL injection, XSS)</text:p>
        </text:list-item>
        <text:list-item>
          <text:p text:style-name="P7">Talk about KPIs in more detail</text:p>
        </text:list-item>
        <text:list-item>
          <text:p text:style-name="P7">Descriptions for each entry in functional/non-functional requirement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5:26:00</meta:creation-date>
    <meta:initial-creator>Lilian Rundu</meta:initial-creator>
    <dc:language>en-GB</dc:language>
    <dc:date>2026-02-04T09:56:14.152721283</dc:date>
    <meta:editing-cycles>15</meta:editing-cycles>
    <meta:editing-duration>PT1H13M39S</meta:editing-duration>
    <meta:generator>LibreOffice/24.2.7.2$Linux_X86_64 LibreOffice_project/420$Build-2</meta:generator>
    <meta:document-statistic meta:table-count="1" meta:image-count="0" meta:object-count="0" meta:page-count="3" meta:paragraph-count="76" meta:word-count="612" meta:character-count="3887" meta:non-whitespace-character-count="3355"/>
    <meta:user-defined meta:name="AppVersion">15.0000</meta:user-defined>
    <meta:user-defined meta:name="Company">Newcastle and Stafford Colleges Group</meta:user-defined>
    <meta:user-defined meta:name="ContentTypeId">0x010100EC7ED2D30338CE4CA3E7E19C79C4398C</meta:user-defined>
    <meta:template xlink:type="simple" xlink:actuate="onRequest" xlink:title="Normal.dotm" xlink:href=""/>
  </office:meta>
</office:document-meta>
</file>